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draw:marker-start-width="0.509cm" draw:marker-end-width="0.509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ffffff" fo:min-height="0.949cm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min-height="0.431cm" fo:min-width="2.192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5.965cm" fo:min-width="0.162cm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5.409cm" fo:min-width="0.16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min-height="0.723cm" fo:min-width="2.11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6cm" fo:min-width="0.16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solid" draw:fill-color="#ffffff" fo:min-height="0.475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stroke="solid" draw:fill="none" draw:textarea-vertical-align="middle"/>
    </style:style>
    <style:style style:name="gr20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.571cm" fo:min-width="0.162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draw:marker-start="Arrowheads_20_4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01cm"/>
    </style:style>
    <style:style style:name="gr2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4.539cm" fo:min-width="0.162cm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.666cm" fo:min-width="0.162cm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2.471cm" fo:min-width="0.162cm" fo:padding-top="0.175cm" fo:padding-bottom="0.175cm" fo:padding-left="0.3cm" fo:padding-right="0.3cm"/>
    </style:style>
    <style:style style:name="gr28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.179cm" fo:min-width="0.162cm" fo:padding-top="0.175cm" fo:padding-bottom="0.175cm" fo:padding-left="0.3cm" fo:padding-right="0.3cm"/>
    </style:style>
    <style:style style:name="gr29" style:family="graphic" style:parent-style-name="objectwithoutfill">
      <style:graphic-properties draw:stroke="solid" svg:stroke-width="0.051cm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0.5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524cm" svg:x="1.172cm" svg:y="3.175cm">
          <draw:glue-point draw:id="4" svg:x="-3.284cm" svg:y="5cm"/>
          <draw:glue-point draw:id="5" svg:x="3.001cm" svg:y="5cm"/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23cm" svg:height="1.524cm" svg:x="4.064cm" svg:y="11.862cm">
          <draw:glue-point draw:id="4" svg:x="0cm" svg:y="-5cm"/>
          <draw:glue-point draw:id="5" svg:x="-3.333cm" svg:y="-5cm"/>
          <draw:glue-point draw:id="6" svg:x="2.916cm" svg:y="-5cm"/>
          <draw:glue-point draw:id="7" svg:x="2.916cm" svg:y="5cm"/>
          <text:p text:style-name="P1"><text:span text:style-name="T1">Hos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15cm" svg:height="1.524cm" svg:x="14.732cm" svg:y="21.26cm">
          <draw:glue-point draw:id="4" svg:x="2.778cm" svg:y="-5cm"/>
          <text:p text:style-name="P1"><text:span text:style-name="T1">JobSe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394cm" svg:y1="4.699cm" svg:x2="5.101cm" svg:y2="11.862cm" draw:start-shape="id1" draw:start-glue-point="2" draw:end-shape="id2" draw:end-glue-point="5" svg:d="M3394 4699v3582h1707v3581" svg:viewBox="0 0 1708 7164">
          <text:p/>
        </draw:connector>
        <draw:custom-shape draw:style-name="gr1" draw:text-style-name="P2" xml:id="id6" draw:id="id6" draw:layer="layout" svg:width="5.715cm" svg:height="1.524cm" svg:x="11.049cm" svg:y="14.91cm">
          <draw:glue-point draw:id="4" svg:x="-2.776cm" svg:y="5cm"/>
          <draw:glue-point draw:id="5" svg:x="3cm" svg:y="5cm"/>
          <draw:glue-point draw:id="6" svg:x="3cm" svg:y="-5cm"/>
          <text:p text:style-name="P1"><text:span text:style-name="T1">Worker 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715cm" svg:height="1.524cm" svg:x="9.398cm" svg:y="18.466cm">
          <text:p text:style-name="P1"><text:span text:style-name="T1">UI Widgets...</text:span></text:p>
          <draw:enhanced-geometry svg:viewBox="0 0 21600 21600" draw:extrusion="false" draw:extrusion-viewpoint="(3.472cm -3.472cm 25cm)" draw:extrusion-origin="0.5 -0.5" draw:extrusion-skew="50 -135" dr3d:projection="parallel" draw:type="rectangle" draw:enhanced-path="M 0 0 L 21600 0 21600 21600 0 21600 0 0 Z N"/>
        </draw:custom-shape>
        <draw:custom-shape draw:style-name="gr1" draw:text-style-name="P2" xml:id="id3" draw:id="id3" draw:layer="layout" svg:width="5.715cm" svg:height="1.524cm" svg:x="12.313cm" svg:y="5.842cm">
          <draw:glue-point draw:id="4" svg:x="-4.999cm" svg:y="-2.5cm"/>
          <draw:glue-point draw:id="5" svg:x="-4.999cm" svg:y="3.333cm"/>
          <text:p text:style-name="P1"><text:span text:style-name="T1">Utils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715cm" svg:height="1.524cm" svg:x="13.389cm" svg:y="2.464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715cm" svg:height="1.524cm" svg:x="10.033cm" svg:y="9.449cm">
          <text:p text:style-name="P1"><text:span text:style-name="T1">Utils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524cm" svg:x="0.843cm" svg:y="14.402cm">
          <text:p text:style-name="P1"><text:span text:style-name="T1">ClientConn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935cm" svg:y1="4.699cm" svg:x2="3.397cm" svg:y2="14.351cm" draw:start-shape="id1" draw:start-glue-point="4" svg:d="M1935 4699v5102h1462v4550" svg:viewBox="0 0 1463 9653">
          <text:p/>
        </draw:connector>
        <draw:connector draw:style-name="gr2" draw:text-style-name="P1" draw:layer="layout" svg:x1="7.175cm" svg:y1="11.862cm" svg:x2="12.314cm" svg:y2="6.223cm" draw:start-shape="id2" draw:start-glue-point="4" draw:end-shape="id3" draw:end-glue-point="4" svg:d="M7175 11862v-5639h5139" svg:viewBox="0 0 5140 5640">
          <text:p/>
        </draw:connector>
        <draw:connector draw:style-name="gr2" draw:text-style-name="P1" draw:layer="layout" svg:x1="14.97cm" svg:y1="9.525cm" svg:x2="14.97cm" svg:y2="7.366cm" svg:d="M14970 9525v-2159" svg:viewBox="0 0 1 2160">
          <text:p/>
        </draw:connector>
        <draw:connector draw:style-name="gr2" draw:text-style-name="P1" draw:layer="layout" svg:x1="8.989cm" svg:y1="11.862cm" svg:x2="10.033cm" svg:y2="10.211cm" draw:start-shape="id2" draw:start-glue-point="6" draw:end-shape="id4" draw:end-glue-point="3" svg:d="M8989 11862v-1651h1044" svg:viewBox="0 0 1045 1652">
          <text:p/>
        </draw:connector>
        <draw:connector draw:style-name="gr2" draw:text-style-name="P1" draw:layer="layout" svg:x1="16.246cm" svg:y1="3.988cm" svg:x2="15.07cm" svg:y2="5.842cm" draw:start-shape="id5" draw:start-glue-point="2" svg:d="M16246 3988v1203h-1176v651" svg:viewBox="0 0 1177 1855">
          <text:p/>
        </draw:connector>
        <draw:connector draw:style-name="gr2" draw:text-style-name="P1" draw:layer="layout" svg:x1="8.989cm" svg:y1="13.386cm" svg:x2="11.049cm" svg:y2="15.672cm" draw:start-shape="id2" draw:start-glue-point="7" draw:end-shape="id6" draw:end-glue-point="3" svg:d="M8989 13386v2286h2060" svg:viewBox="0 0 2061 2287">
          <text:p/>
        </draw:connector>
        <draw:connector draw:style-name="gr2" draw:text-style-name="P1" draw:layer="layout" svg:x1="14.843cm" svg:y1="14.859cm" svg:x2="14.97cm" svg:y2="11.049cm" svg:d="M14843 14859v-1905h127v-1905" svg:viewBox="0 0 128 3811">
          <text:p/>
        </draw:connector>
        <draw:connector draw:style-name="gr2" draw:text-style-name="P1" draw:layer="layout" svg:x1="12.32cm" svg:y1="16.434cm" svg:x2="12.255cm" svg:y2="18.466cm" draw:start-shape="id6" draw:start-glue-point="4" draw:end-shape="id7" draw:end-glue-point="0" svg:d="M12320 16434v1016h-65v1016" svg:viewBox="0 0 66 2033">
          <text:p/>
        </draw:connector>
        <draw:connector draw:style-name="gr2" draw:text-style-name="P1" draw:layer="layout" svg:x1="16.657cm" svg:y1="16.383cm" svg:x2="17.589cm" svg:y2="21.26cm" draw:end-shape="id8" svg:d="M16657 16383v2163h932v2714" svg:viewBox="0 0 933 4878">
          <text:p/>
        </draw:connector>
        <draw:frame draw:style-name="gr4" draw:text-style-name="P3" draw:layer="layout" svg:width="15.875cm" svg:height="1.393cm" svg:x="3.71cm" svg:y="0.84cm">
          <draw:text-box>
            <text:p><text:span text:style-name="T2">“</text:span><text:span text:style-name="T2">Receptacle” project Dependency Diagram</text:span></text:p>
          </draw:text-box>
        </draw:frame>
        <draw:connector draw:style-name="gr2" draw:text-style-name="P1" draw:layer="layout" draw:line-skew="1.488cm" svg:x1="16.764cm" svg:y1="15.672cm" svg:x2="18.028cm" svg:y2="6.604cm" draw:start-shape="id6" draw:start-glue-point="1" draw:end-shape="id3" draw:end-glue-point="1" svg:d="M16764 15672h3302v-9068h-2038" svg:viewBox="0 0 3303 9069">
          <text:p/>
        </draw:connector>
        <draw:connector draw:style-name="gr2" draw:text-style-name="P1" draw:layer="layout" svg:x1="19.176cm" svg:y1="21.26cm" svg:x2="15.748cm" svg:y2="10.211cm" draw:start-shape="id8" draw:start-glue-point="4" draw:end-shape="id4" draw:end-glue-point="1" svg:d="M19176 21260v-11049h-3428" svg:viewBox="0 0 3429 11050">
          <text:p/>
        </draw:connector>
      </draw:page>
      <draw:page draw:name="page2" draw:style-name="dp1" draw:master-page-name="Default">
        <draw:connector draw:style-name="gr5" draw:text-style-name="P1" draw:layer="layout" svg:x1="5.857cm" svg:y1="7.276cm" svg:x2="4.953cm" svg:y2="14.056cm" draw:start-shape="id9" draw:start-glue-point="3" draw:end-shape="id10" draw:end-glue-point="0" svg:d="M5857 7276h-904v6780" svg:viewBox="0 0 905 6781">
          <text:p/>
        </draw:connector>
        <draw:frame draw:style-name="gr6" draw:text-style-name="P4" draw:layer="layout" svg:width="2.921cm" svg:height="1.199cm" svg:x="3.584cm" svg:y="8.854cm">
          <draw:text-box>
            <text:p><text:span text:style-name="T3">command </text:span></text:p>
            <text:p><text:span text:style-name="T3">unspecified</text:span></text:p>
          </draw:text-box>
        </draw:frame>
        <draw:connector draw:style-name="gr7" draw:text-style-name="P1" draw:layer="layout" svg:x1="2.586cm" svg:y1="12.785cm" svg:x2="2.586cm" svg:y2="13.89cm" draw:start-shape="id11" draw:start-glue-point="4" draw:end-shape="id11" draw:end-glue-point="3" svg:d="M2586 12785h-551v1105h551" svg:viewBox="0 0 552 1106">
          <text:p/>
        </draw:connector>
        <draw:connector draw:style-name="gr7" draw:text-style-name="P1" draw:layer="layout" draw:type="lines" draw:line-skew="1.532cm 0.338cm" svg:x1="18.158cm" svg:y1="21.091cm" svg:x2="19.301cm" svg:y2="21.86cm" draw:start-shape="id12" draw:end-shape="id13" draw:end-glue-point="1" svg:d="M18158 21091h2032v769h-889" svg:viewBox="0 0 2033 770">
          <text:p/>
        </draw:connector>
        <draw:connector draw:style-name="gr7" draw:text-style-name="P1" draw:layer="layout" svg:x1="18.388cm" svg:y1="10.929cm" svg:x2="19.428cm" svg:y2="11.812cm" draw:start-shape="id14" draw:start-glue-point="1" draw:end-shape="id15" draw:end-glue-point="1" svg:d="M18388 10929h1591v883h-551" svg:viewBox="0 0 1592 884">
          <text:p/>
        </draw:connector>
        <draw:custom-shape draw:style-name="gr8" draw:text-style-name="P5" xml:id="id16" draw:id="id16" draw:layer="layout" svg:width="2.794cm" svg:height="0.783cm" svg:x="1.951cm" svg:y="2.068cm">
          <draw:glue-point draw:id="4" svg:x="-3.284cm" svg:y="5cm"/>
          <draw:glue-point draw:id="5" svg:x="3.001cm" svg:y="5cm"/>
          <text:p text:style-name="P1"><text:span text:style-name="T4">Dispat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7" draw:id="id17" draw:layer="layout" svg:width="0.762cm" svg:height="16.315cm" svg:x="2.967cm" svg:y="4.18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3.348cm" svg:y1="2.851cm" svg:x2="3.348cm" svg:y2="4.183cm" draw:start-shape="id16" draw:start-glue-point="2" draw:end-shape="id17" draw:end-glue-point="0" svg:d="M3348 2851v1332" svg:viewBox="0 0 1 1333">
          <text:p/>
        </draw:connector>
        <draw:custom-shape draw:style-name="gr1" draw:text-style-name="P5" xml:id="id18" draw:id="id18" draw:layer="layout" svg:width="3.556cm" svg:height="0.762cm" svg:x="4.699cm" svg:y="3.353cm">
          <draw:glue-point draw:id="4" svg:x="-3.284cm" svg:y="5cm"/>
          <draw:glue-point draw:id="5" svg:x="3.001cm" svg:y="5cm"/>
          <text:p text:style-name="P1"><text:span text:style-name="T4">Hos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9" draw:id="id19" draw:layer="layout" svg:width="0.762cm" svg:height="15.759cm" svg:x="6.096cm" svg:y="4.86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921cm" svg:height="1.199cm" svg:x="3.783cm" svg:y="4.653cm">
          <draw:text-box>
            <text:p><text:span text:style-name="T3">command </text:span></text:p>
            <text:p><text:span text:style-name="T3">specified</text:span></text:p>
          </draw:text-box>
        </draw:frame>
        <draw:connector draw:style-name="gr10" draw:text-style-name="P1" draw:layer="layout" draw:type="line" svg:x1="6.477cm" svg:y1="4.115cm" svg:x2="6.477cm" svg:y2="4.866cm" draw:start-shape="id18" draw:start-glue-point="2" draw:end-shape="id19" draw:end-glue-point="0" svg:d="M6477 4115v751" svg:viewBox="0 0 1 752">
          <text:p/>
        </draw:connector>
        <draw:custom-shape draw:style-name="gr13" draw:text-style-name="P5" xml:id="id22" draw:id="id22" draw:layer="layout" svg:width="2.712cm" svg:height="1.075cm" svg:x="8.89cm" svg:y="2.083cm">
          <draw:glue-point draw:id="4" svg:x="-3.284cm" svg:y="5cm"/>
          <draw:glue-point draw:id="5" svg:x="3.001cm" svg:y="5cm"/>
          <text:p text:style-name="P1"><text:span text:style-name="T4">Util </text:span></text:p>
          <text:p text:style-name="P1"><text:span text:style-name="T4">Colle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14.546cm" svg:x="18.368cm" svg:y="8.577cm">
          <draw:glue-point draw:id="4" svg:x="5.577cm" svg:y="-3.55cm"/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651cm" svg:height="0.725cm" svg:x="3.939cm" svg:y="11.895cm">
          <draw:text-box>
            <text:p><text:span text:style-name="T3">block</text:span></text:p>
          </draw:text-box>
        </draw:frame>
        <draw:custom-shape draw:style-name="gr16" draw:text-style-name="P1" xml:id="id11" draw:id="id11" draw:layer="layout" svg:width="0.762cm" svg:height="2.54cm" svg:x="2.586cm" svg:y="12.62cm">
          <draw:glue-point draw:id="4" svg:x="-5.577cm" svg:y="-4.35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423cm" svg:height="0.863cm" svg:x="17.516cm" svg:y="7.697cm">
          <draw:glue-point draw:id="4" svg:x="-3.284cm" svg:y="5cm"/>
          <draw:glue-point draw:id="5" svg:x="3.001cm" svg:y="5cm"/>
          <text:p text:style-name="P1"><text:span text:style-name="T4">Launcher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2.921cm" svg:height="0.889cm" svg:x="14.338cm" svg:y="8.107cm">
          <draw:text-box>
            <text:p><text:span text:style-name="T3">show</text:span></text:p>
          </draw:text-box>
        </draw:frame>
        <draw:custom-shape draw:style-name="gr1" draw:text-style-name="P5" draw:layer="layout" svg:width="3.068cm" svg:height="0.863cm" svg:x="13.554cm" svg:y="9.342cm">
          <draw:glue-point draw:id="4" svg:x="-3.284cm" svg:y="5cm"/>
          <draw:glue-point draw:id="5" svg:x="3.001cm" svg:y="5cm"/>
          <text:p text:style-name="P1"><text:span text:style-name="T4">JobSelection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458cm" svg:y1="13.498cm" svg:x2="18.261cm" svg:y2="13.487cm">
          <text:p/>
        </draw:line>
        <draw:line draw:style-name="gr18" draw:text-style-name="P1" xml:id="id14" draw:id="id14" draw:layer="layout" svg:x1="18.388cm" svg:y1="10.901cm" svg:x2="15.585cm" svg:y2="10.958cm">
          <text:p/>
        </draw:line>
        <draw:frame draw:style-name="gr17" draw:text-style-name="P4" draw:layer="layout" svg:width="2.921cm" svg:height="0.889cm" svg:x="16.093cm" svg:y="10.196cm">
          <draw:text-box>
            <text:p><text:span text:style-name="T3">command</text:span></text:p>
          </draw:text-box>
        </draw:frame>
        <draw:frame draw:style-name="gr17" draw:text-style-name="P4" draw:layer="layout" svg:width="2.921cm" svg:height="0.889cm" svg:x="15.848cm" svg:y="12.852cm">
          <draw:text-box>
            <text:p><text:span text:style-name="T3">selected</text:span></text:p>
          </draw:text-box>
        </draw:frame>
        <draw:connector draw:style-name="gr19" draw:text-style-name="P1" draw:layer="layout" draw:type="line" svg:x1="15.077cm" svg:y1="13.605cm" svg:x2="15.053cm" svg:y2="23.531cm" draw:start-shape="id20" draw:start-glue-point="2" draw:end-shape="id21" draw:end-glue-point="4" svg:d="M15077 13605l-24 9926" svg:viewBox="0 0 25 9927">
          <text:p/>
        </draw:connector>
        <draw:frame draw:style-name="gr17" draw:text-style-name="P4" draw:layer="layout" svg:width="2.921cm" svg:height="0.889cm" svg:x="7.109cm" svg:y="12.979cm">
          <draw:text-box>
            <text:p><text:span text:style-name="T3">selected</text:span></text:p>
          </draw:text-box>
        </draw:frame>
        <draw:line draw:style-name="gr18" draw:text-style-name="P1" draw:layer="layout" svg:x1="18.158cm" svg:y1="13.995cm" svg:x2="6.982cm" svg:y2="13.995cm">
          <text:p/>
        </draw:line>
        <draw:connector draw:style-name="gr10" draw:text-style-name="P1" draw:layer="layout" draw:type="line" svg:x1="10.246cm" svg:y1="3.158cm" svg:x2="10.238cm" svg:y2="5.866cm" draw:start-shape="id22" draw:start-glue-point="2" draw:end-shape="id23" draw:end-glue-point="0" svg:d="M10246 3158l-8 2708" svg:viewBox="0 0 9 2709">
          <text:p/>
        </draw:connector>
        <draw:custom-shape draw:style-name="gr16" draw:text-style-name="P1" xml:id="id24" draw:id="id24" draw:layer="layout" svg:width="0.762cm" svg:height="1.016cm" svg:x="9.857cm" svg:y="10.96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4.442cm" svg:y1="11.085cm" svg:x2="10.976cm" svg:y2="11.101cm">
          <text:p/>
        </draw:line>
        <draw:line draw:style-name="gr7" draw:text-style-name="P1" draw:layer="layout" svg:x1="11.075cm" svg:y1="11.798cm" svg:x2="14.696cm" svg:y2="11.847cm">
          <text:p/>
        </draw:line>
        <draw:frame draw:style-name="gr17" draw:text-style-name="P4" draw:layer="layout" svg:width="2.54cm" svg:height="0.889cm" svg:x="11.427cm" svg:y="10.539cm">
          <draw:text-box>
            <text:p><text:span text:style-name="T3">verify</text:span></text:p>
          </draw:text-box>
        </draw:frame>
        <draw:frame draw:style-name="gr17" draw:text-style-name="P4" draw:layer="layout" svg:width="2.54cm" svg:height="0.889cm" svg:x="11.427cm" svg:y="11.24cm">
          <draw:text-box>
            <text:p><text:span text:style-name="T3">confirm</text:span></text:p>
          </draw:text-box>
        </draw:frame>
        <draw:line draw:style-name="gr18" draw:text-style-name="P1" draw:layer="layout" svg:x1="15.331cm" svg:y1="12.355cm" svg:x2="18.261cm" svg:y2="12.387cm">
          <text:p/>
        </draw:line>
        <draw:frame draw:style-name="gr17" draw:text-style-name="P4" draw:layer="layout" svg:width="2.921cm" svg:height="0.889cm" svg:x="15.849cm" svg:y="11.753cm">
          <draw:text-box>
            <text:p><text:span text:style-name="T3">rejected</text:span></text:p>
          </draw:text-box>
        </draw:frame>
        <draw:frame draw:style-name="gr21" draw:text-style-name="P4" draw:layer="layout" svg:width="1.143cm" svg:height="0.725cm" svg:x="19.174cm" svg:y="10.206cm">
          <draw:text-box>
            <text:p><text:span text:style-name="T3">log</text:span></text:p>
          </draw:text-box>
        </draw:frame>
        <draw:custom-shape draw:style-name="gr1" draw:text-style-name="P5" draw:layer="layout" svg:width="1.915cm" svg:height="0.863cm" svg:x="12.57cm" svg:y="16.154cm">
          <draw:glue-point draw:id="4" svg:x="-3.284cm" svg:y="5cm"/>
          <draw:glue-point draw:id="5" svg:x="3.001cm" svg:y="5cm"/>
          <text:p text:style-name="P1"><text:span text:style-name="T4">Worker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0.238cm" svg:y1="11.982cm" svg:x2="10.22cm" svg:y2="14.866cm" draw:start-shape="id24" draw:start-glue-point="2" draw:end-shape="id25" draw:end-glue-point="0" svg:d="M10238 11982l-18 2884" svg:viewBox="0 0 19 2885">
          <text:p/>
        </draw:connector>
        <draw:custom-shape draw:style-name="gr16" draw:text-style-name="P1" xml:id="id25" draw:id="id25" draw:layer="layout" svg:width="0.727cm" svg:height="1.016cm" svg:x="9.857cm" svg:y="14.86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6.855cm" svg:y1="15.011cm" svg:x2="9.487cm" svg:y2="14.997cm">
          <text:p/>
        </draw:line>
        <draw:frame draw:style-name="gr17" draw:text-style-name="P4" draw:layer="layout" svg:width="2.921cm" svg:height="0.889cm" svg:x="7.11cm" svg:y="14.38cm">
          <draw:text-box>
            <text:p><text:span text:style-name="T3">lookup</text:span></text:p>
          </draw:text-box>
        </draw:frame>
        <draw:line draw:style-name="gr20" draw:text-style-name="P1" draw:layer="layout" svg:x1="9.487cm" svg:y1="15.773cm" svg:x2="6.855cm" svg:y2="15.773cm">
          <text:p/>
        </draw:line>
        <draw:frame draw:style-name="gr17" draw:text-style-name="P4" draw:layer="layout" svg:width="2.921cm" svg:height="0.889cm" svg:x="7.236cm" svg:y="15.138cm">
          <draw:text-box>
            <text:p><text:span text:style-name="T3">retrieve</text:span></text:p>
          </draw:text-box>
        </draw:frame>
        <draw:line draw:style-name="gr20" draw:text-style-name="P1" draw:layer="layout" svg:x1="6.856cm" svg:y1="16.711cm" svg:x2="12.443cm" svg:y2="16.662cm">
          <text:p/>
        </draw:line>
        <draw:frame draw:style-name="gr17" draw:text-style-name="P4" draw:layer="layout" svg:width="2.921cm" svg:height="0.889cm" svg:x="7.111cm" svg:y="16.081cm">
          <draw:text-box>
            <text:p><text:span text:style-name="T3">setup</text:span></text:p>
          </draw:text-box>
        </draw:frame>
        <draw:custom-shape draw:style-name="gr16" draw:text-style-name="P1" xml:id="id15" draw:id="id15" draw:layer="layout" svg:width="0.762cm" svg:height="1.001cm" svg:x="18.666cm" svg:y="11.3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26" draw:id="id26" draw:layer="layout" svg:width="0.762cm" svg:height="0.921cm" svg:x="13.166cm" svg:y="17.03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2.951cm" svg:y1="17.832cm" svg:x2="6.855cm" svg:y2="17.832cm">
          <text:p/>
        </draw:line>
        <draw:frame draw:style-name="gr12" draw:text-style-name="P4" draw:layer="layout" svg:width="4.377cm" svg:height="1.199cm" svg:x="7.584cm" svg:y="16.727cm">
          <draw:text-box>
            <text:p><text:span text:style-name="T3">ready </text:span></text:p>
            <text:p><text:span text:style-name="T3">UI=NULL</text:span></text:p>
          </draw:text-box>
        </draw:frame>
        <draw:line draw:style-name="gr20" draw:text-style-name="P1" draw:layer="layout" svg:x1="6.857cm" svg:y1="19.512cm" svg:x2="17.904cm" svg:y2="19.532cm">
          <text:p/>
        </draw:line>
        <draw:frame draw:style-name="gr17" draw:text-style-name="P4" draw:layer="layout" svg:width="4.377cm" svg:height="0.889cm" svg:x="7.213cm" svg:y="18.883cm">
          <draw:text-box>
            <text:p><text:span text:style-name="T3">add UI</text:span></text:p>
          </draw:text-box>
        </draw:frame>
        <draw:custom-shape draw:style-name="gr16" draw:text-style-name="P1" draw:layer="layout" svg:width="0.762cm" svg:height="1.001cm" svg:x="18.066cm" svg:y="19.237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3.547cm" svg:y1="17.958cm" svg:x2="13.547cm" svg:y2="20.437cm" draw:start-shape="id26" draw:start-glue-point="2" draw:end-shape="id27" draw:end-glue-point="0" svg:d="M13547 17958v2479" svg:viewBox="0 0 1 2480">
          <text:p/>
        </draw:connector>
        <draw:custom-shape draw:style-name="gr16" draw:text-style-name="P1" xml:id="id27" draw:id="id27" draw:layer="layout" svg:width="0.762cm" svg:height="1.289cm" svg:x="13.166cm" svg:y="20.43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982cm" svg:y1="20.71cm" svg:x2="12.951cm" svg:y2="20.71cm">
          <text:p/>
        </draw:line>
        <draw:frame draw:style-name="gr17" draw:text-style-name="P4" draw:layer="layout" svg:width="1.165cm" svg:height="0.889cm" svg:x="7.214cm" svg:y="20.084cm">
          <draw:text-box>
            <text:p><text:span text:style-name="T3">run</text:span></text:p>
          </draw:text-box>
        </draw:frame>
        <draw:line draw:style-name="gr18" draw:text-style-name="P1" draw:layer="layout" svg:x1="12.951cm" svg:y1="21.472cm" svg:x2="6.982cm" svg:y2="21.472cm">
          <text:p/>
        </draw:line>
        <draw:frame draw:style-name="gr17" draw:text-style-name="P4" draw:layer="layout" svg:width="2.54cm" svg:height="0.889cm" svg:x="7.838cm" svg:y="20.864cm">
          <draw:text-box>
            <text:p><text:span text:style-name="T3">complete</text:span></text:p>
          </draw:text-box>
        </draw:frame>
        <draw:line draw:style-name="gr18" draw:text-style-name="P1" draw:layer="layout" svg:x1="18.412cm" svg:y1="23.004cm" svg:x2="7.109cm" svg:y2="23.004cm">
          <text:p/>
        </draw:line>
        <draw:frame draw:style-name="gr17" draw:text-style-name="P4" draw:layer="layout" svg:width="2.54cm" svg:height="0.889cm" svg:x="7.998cm" svg:y="22.369cm">
          <draw:text-box>
            <text:p><text:span text:style-name="T3">cancel</text:span></text:p>
          </draw:text-box>
        </draw:frame>
        <draw:line draw:style-name="gr23" draw:text-style-name="P1" draw:layer="layout" svg:x1="20.701cm" svg:y1="23.038cm" svg:x2="19.301cm" svg:y2="23.004cm">
          <text:p/>
        </draw:line>
        <draw:frame draw:style-name="gr24" draw:text-style-name="P4" draw:layer="layout" svg:width="1.524cm" svg:height="0.851cm" svg:x="19.331cm" svg:y="22.203cm">
          <draw:text-box>
            <text:p><text:span text:style-name="T3">close</text:span></text:p>
          </draw:text-box>
        </draw:frame>
        <draw:line draw:style-name="gr7" draw:text-style-name="P1" xml:id="id12" draw:id="id12" draw:layer="layout" svg:x1="14.094cm" svg:y1="21.091cm" svg:x2="18.158cm" svg:y2="21.091cm">
          <text:p/>
        </draw:line>
        <draw:frame draw:style-name="gr17" draw:text-style-name="P4" draw:layer="layout" svg:width="2.921cm" svg:height="0.889cm" svg:x="14.964cm" svg:y="20.456cm">
          <draw:text-box>
            <text:p><text:span text:style-name="T3">info/warn/err</text:span></text:p>
          </draw:text-box>
        </draw:frame>
        <draw:custom-shape draw:style-name="gr16" draw:text-style-name="P1" xml:id="id13" draw:id="id13" draw:layer="layout" svg:width="0.762cm" svg:height="1.001cm" svg:x="18.539cm" svg:y="21.3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.143cm" svg:height="0.725cm" svg:x="19.174cm" svg:y="20.075cm">
          <draw:text-box>
            <text:p><text:span text:style-name="T3">log</text:span></text:p>
          </draw:text-box>
        </draw:frame>
        <draw:line draw:style-name="gr18" draw:text-style-name="P1" draw:layer="layout" svg:x1="6.731cm" svg:y1="20.371cm" svg:x2="3.81cm" svg:y2="20.371cm">
          <text:p/>
        </draw:line>
        <draw:frame draw:style-name="gr17" draw:text-style-name="P4" draw:layer="layout" svg:width="2.54cm" svg:height="0.889cm" svg:x="4.191cm" svg:y="19.736cm">
          <draw:text-box>
            <text:p><text:span text:style-name="T3">end_job</text:span></text:p>
          </draw:text-box>
        </draw:frame>
        <draw:connector draw:style-name="gr19" draw:text-style-name="P1" draw:layer="layout" draw:type="line" svg:x1="6.477cm" svg:y1="20.625cm" svg:x2="6.432cm" svg:y2="21.248cm" draw:start-shape="id19" draw:start-glue-point="2" svg:d="M6477 20625l-45 623" svg:viewBox="0 0 46 624">
          <text:p/>
        </draw:connector>
        <draw:connector draw:style-name="gr19" draw:text-style-name="P1" draw:layer="layout" draw:type="line" svg:x1="3.348cm" svg:y1="20.498cm" svg:x2="3.338cm" svg:y2="21.492cm" draw:start-shape="id17" draw:start-glue-point="2" svg:d="M3348 20498l-10 994" svg:viewBox="0 0 11 995">
          <text:p/>
        </draw:connector>
        <draw:frame draw:style-name="gr21" draw:text-style-name="P4" draw:layer="layout" svg:width="2.126cm" svg:height="0.725cm" svg:x="0.821cm" svg:y="3.548cm">
          <draw:text-box>
            <text:p><text:span text:style-name="T3">request</text:span></text:p>
          </draw:text-box>
        </draw:frame>
        <draw:line draw:style-name="gr23" draw:text-style-name="P1" draw:layer="layout" svg:x1="1.632cm" svg:y1="4.21cm" svg:x2="2.923cm" svg:y2="4.21cm">
          <text:p/>
        </draw:line>
        <draw:connector draw:style-name="gr19" draw:text-style-name="P1" draw:layer="layout" draw:type="line" svg:x1="10.22cm" svg:y1="15.882cm" svg:x2="10.109cm" svg:y2="24.5cm" draw:start-shape="id25" draw:start-glue-point="2" svg:d="M10220 15882l-111 8618" svg:viewBox="0 0 112 8619">
          <text:p/>
        </draw:connector>
        <draw:custom-shape draw:style-name="gr16" draw:text-style-name="P1" xml:id="id20" draw:id="id20" draw:layer="layout" svg:width="0.762cm" svg:height="3.409cm" svg:x="14.696cm" svg:y="10.196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3.547cm" svg:y1="21.726cm" svg:x2="13.553cm" svg:y2="23.531cm" draw:start-shape="id27" draw:start-glue-point="2" draw:end-shape="id28" draw:end-glue-point="4" svg:d="M13547 21726l6 1805" svg:viewBox="0 0 7 1806">
          <text:p/>
        </draw:connector>
        <draw:line draw:style-name="gr10" draw:text-style-name="P1" draw:layer="layout" svg:x1="13.299cm" svg:y1="23.785cm" svg:x2="13.807cm" svg:y2="23.277cm">
          <text:p/>
        </draw:line>
        <draw:line draw:style-name="gr10" draw:text-style-name="P1" xml:id="id28" draw:id="id28" draw:layer="layout" svg:x1="13.807cm" svg:y1="23.785cm" svg:x2="13.299cm" svg:y2="23.277cm">
          <draw:glue-point draw:id="4" svg:x="0cm" svg:y="0cm"/>
          <text:p/>
        </draw:line>
        <draw:line draw:style-name="gr10" draw:text-style-name="P1" draw:layer="layout" svg:x1="14.799cm" svg:y1="23.785cm" svg:x2="15.307cm" svg:y2="23.277cm">
          <text:p/>
        </draw:line>
        <draw:line draw:style-name="gr10" draw:text-style-name="P1" xml:id="id21" draw:id="id21" draw:layer="layout" svg:x1="15.307cm" svg:y1="23.785cm" svg:x2="14.799cm" svg:y2="23.277cm">
          <draw:glue-point draw:id="4" svg:x="0cm" svg:y="0cm"/>
          <text:p/>
        </draw:line>
        <draw:line draw:style-name="gr10" draw:text-style-name="P1" draw:layer="layout" svg:x1="18.499cm" svg:y1="24.285cm" svg:x2="19.007cm" svg:y2="23.777cm">
          <text:p/>
        </draw:line>
        <draw:line draw:style-name="gr10" draw:text-style-name="P1" draw:layer="layout" svg:x1="19.007cm" svg:y1="24.285cm" svg:x2="18.499cm" svg:y2="23.777cm">
          <draw:glue-point draw:id="4" svg:x="0cm" svg:y="0cm"/>
          <text:p/>
        </draw:line>
        <draw:connector draw:style-name="gr19" draw:text-style-name="P1" draw:layer="layout" draw:type="line" svg:x1="18.749cm" svg:y1="23.123cm" svg:x2="18.753cm" svg:y2="24.031cm" svg:d="M18749 23123l4 908" svg:viewBox="0 0 5 909">
          <text:p/>
        </draw:connector>
        <draw:frame draw:style-name="gr4" draw:text-style-name="P3" draw:layer="layout" svg:width="15.875cm" svg:height="1.393cm" svg:x="4.091cm" svg:y="0.686cm">
          <draw:text-box>
            <text:p><text:span text:style-name="T2">“</text:span><text:span text:style-name="T2">Receptacle” project request Sequence Diagram</text:span></text:p>
          </draw:text-box>
        </draw:frame>
        <draw:line draw:style-name="gr7" draw:text-style-name="P1" draw:layer="layout" svg:x1="3.658cm" svg:y1="12.62cm" svg:x2="5.969cm" svg:y2="12.62cm">
          <text:p/>
        </draw:line>
        <draw:frame draw:style-name="gr21" draw:text-style-name="P4" draw:layer="layout" svg:width="3.094cm" svg:height="0.725cm" svg:x="0.521cm" svg:y="11.848cm">
          <draw:text-box>
            <text:p><text:span text:style-name="T3">...request...</text:span></text:p>
          </draw:text-box>
        </draw:frame>
        <draw:line draw:style-name="gr23" draw:text-style-name="P1" draw:layer="layout" svg:x1="1.251cm" svg:y1="12.61cm" svg:x2="2.523cm" svg:y2="12.61cm">
          <text:p/>
        </draw:line>
        <draw:line draw:style-name="gr18" draw:text-style-name="P1" draw:layer="layout" svg:x1="3.658cm" svg:y1="5.92cm" svg:x2="5.715cm" svg:y2="5.893cm">
          <text:p/>
        </draw:line>
        <draw:custom-shape draw:style-name="gr25" draw:text-style-name="P1" draw:layer="layout" svg:width="0.762cm" svg:height="4.889cm" svg:x="5.686cm" svg:y="14.72cm">
          <draw:glue-point draw:id="4" svg:x="-5.577cm" svg:y="-4.353cm"/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3" draw:id="id23" draw:layer="layout" svg:width="0.762cm" svg:height="1.016cm" svg:x="9.857cm" svg:y="5.86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0.238cm" svg:y1="10.966cm" svg:x2="10.238cm" svg:y2="6.882cm" draw:start-shape="id24" draw:start-glue-point="0" draw:end-shape="id23" draw:end-glue-point="2" svg:d="M10238 10966v-4084" svg:viewBox="0 0 1 4085">
          <text:p/>
        </draw:connector>
        <draw:line draw:style-name="gr20" draw:text-style-name="P1" draw:layer="layout" svg:x1="9.779cm" svg:y1="6.782cm" svg:x2="6.976cm" svg:y2="6.801cm">
          <text:p/>
        </draw:line>
        <draw:line draw:style-name="gr7" draw:text-style-name="P1" draw:layer="layout" svg:x1="7.075cm" svg:y1="6.198cm" svg:x2="9.906cm" svg:y2="6.147cm">
          <text:p/>
        </draw:line>
        <draw:frame draw:style-name="gr17" draw:text-style-name="P4" draw:layer="layout" svg:width="2.54cm" svg:height="0.889cm" svg:x="7.427cm" svg:y="5.539cm">
          <draw:text-box>
            <text:p><text:span text:style-name="T3">verify</text:span></text:p>
          </draw:text-box>
        </draw:frame>
        <draw:frame draw:style-name="gr17" draw:text-style-name="P4" draw:layer="layout" svg:width="2.54cm" svg:height="0.889cm" svg:x="7.427cm" svg:y="6.24cm">
          <draw:text-box>
            <text:p><text:span text:style-name="T3">confirm</text:span></text:p>
          </draw:text-box>
        </draw:frame>
        <draw:custom-shape draw:style-name="gr27" draw:text-style-name="P1" xml:id="id9" draw:id="id9" draw:layer="layout" svg:width="0.762cm" svg:height="2.821cm" svg:x="5.857cm" svg:y="5.866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3.659cm" svg:y1="10.215cm" svg:x2="5.716cm" svg:y2="10.188cm">
          <text:p/>
        </draw:line>
        <draw:custom-shape draw:style-name="gr28" draw:text-style-name="P1" xml:id="id29" draw:id="id29" draw:layer="layout" svg:width="0.762cm" svg:height="0.529cm" svg:x="5.715cm" svg:y="10.063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line-skew="-3.916cm" svg:x1="6.477cm" svg:y1="10.327cm" svg:x2="18.075cm" svg:y2="8.829cm" draw:start-shape="id29" draw:start-glue-point="1" svg:d="M6477 10327h2159v-1498h9439" svg:viewBox="0 0 11599 1499">
          <text:p/>
        </draw:connector>
        <draw:line draw:style-name="gr10" draw:text-style-name="P1" draw:layer="layout" svg:x1="6.731cm" svg:y1="7.544cm" svg:x2="9.398cm" svg:y2="7.544cm">
          <text:p/>
        </draw:line>
        <draw:line draw:style-name="gr10" draw:text-style-name="P1" draw:layer="layout" svg:x1="9.398cm" svg:y1="7.544cm" svg:x2="9.398cm" svg:y2="8.814cm">
          <text:p/>
        </draw:line>
        <draw:frame draw:style-name="gr17" draw:text-style-name="P4" draw:layer="layout" svg:width="2.54cm" svg:height="0.889cm" svg:x="7.427cm" svg:y="6.841cm">
          <draw:text-box>
            <text:p><text:span text:style-name="T3">rejected</text:span></text:p>
          </draw:text-box>
        </draw:frame>
        <draw:frame draw:style-name="gr17" draw:text-style-name="P4" xml:id="id10" draw:id="id10" draw:layer="layout" svg:width="2.54cm" svg:height="0.889cm" svg:x="3.683cm" svg:y="14.056cm">
          <draw:text-box>
            <text:p><text:span text:style-name="T3">selected</text:span></text:p>
          </draw:text-box>
        </draw:frame>
        <draw:line draw:style-name="gr7" draw:text-style-name="P1" draw:layer="layout" svg:x1="4.953cm" svg:y1="14.656cm" svg:x2="5.742cm" svg:y2="14.745cm">
          <text:p/>
        </draw:line>
        <draw:line draw:style-name="gr20" draw:text-style-name="P1" draw:layer="layout" svg:x1="6.477cm" svg:y1="18.466cm" svg:x2="18.288cm" svg:y2="18.466cm">
          <text:p/>
        </draw:line>
        <draw:frame draw:style-name="gr30" draw:text-style-name="P4" draw:layer="layout" svg:width="1.838cm" svg:height="0.808cm" svg:x="15.815cm" svg:y="17.785cm">
          <draw:text-box>
            <text:p><text:span text:style-name="T3">sh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solid" draw:fill-color="#ffffff" draw:fill-gradient-name="Gradient_20_8" draw:fill-hatch-name="Hatching_20_1" draw:fill-image-name="Bitmape_20_1" draw:fill-image-width="0cm" draw:fill-image-height="0cm" draw:shadow-offset-x="0.203cm" draw:shadow-offset-y="0.203cm"/>
      <style:text-properties fo:color="#000000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</meta:initial-creator>
    <meta:creation-date>2014-02-27T20:26:30.774876931</meta:creation-date>
    <dc:date>2014-08-01T20:26:51.616000000</dc:date>
    <meta:editing-duration>PT3H53M34S</meta:editing-duration>
    <meta:editing-cycles>138</meta:editing-cycles>
    <meta:generator>LibreOffice/4.3.0.4$Windows_x86 LibreOffice_project/62ad5818884a2fc2e5780dd45466868d41009ec0</meta:generator>
    <meta:document-statistic meta:object-count="126"/>
  </office:meta>
</office:document-meta>
</file>